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8.86pt"/>
    </style:style>
    <style:style style:name="co2" style:family="table-column">
      <style:table-column-properties fo:break-before="auto" style:column-width="97.99pt"/>
    </style:style>
    <style:style style:name="co3" style:family="table-column">
      <style:table-column-properties fo:break-before="auto" style:column-width="99.55pt"/>
    </style:style>
    <style:style style:name="co4" style:family="table-column">
      <style:table-column-properties fo:break-before="auto" style:column-width="133.5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1_core" table:style-name="ta1">
        <table:shapes>
          <draw:frame draw:z-index="0" draw:style-name="gr1" draw:text-style-name="P1" svg:width="453.51pt" svg:height="255.09pt" svg:x="452.81pt" svg:y="2.83pt">
            <loext:p draw:notify-on-update-of-ranges="p1_core.A1:p1_core.A1 p1_core.A2:p1_core.A22 p1_core.B1:p1_core.B1 p1_core.B2:p1_core.B22 p1_core.A1:p1_core.A1 p1_core.A2:p1_core.A22 p1_core.C1:p1_core.C1 p1_core.C2:p1_core.C22 p1_core.A1:p1_core.A1 p1_core.A2:p1_core.A22 p1_core.D1:p1_core.D1 p1_core.D2:p1_core.D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ayload Length (Bytes)</text:p>
          </table:table-cell>
          <table:table-cell office:value-type="string" calcext:value-type="string">
            <text:p>Same Socket</text:p>
          </table:table-cell>
          <table:table-cell office:value-type="string" calcext:value-type="string">
            <text:p>Socket-Socket</text:p>
          </table:table-cell>
          <table:table-cell office:value-type="string" calcext:value-type="string">
            <text:p>Node-N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9.739081" calcext:value-type="float">
            <text:p>419.739081</text:p>
          </table:table-cell>
          <table:table-cell office:value-type="float" office:value="4486.726539" calcext:value-type="float">
            <text:p>4486.726539</text:p>
          </table:table-cell>
          <table:table-cell office:value-type="float" office:value="62125.967816" calcext:value-type="float">
            <text:p>62125.9678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9.796781" calcext:value-type="float">
            <text:p>209.796781</text:p>
          </table:table-cell>
          <table:table-cell office:value-type="float" office:value="1569.358574" calcext:value-type="float">
            <text:p>1569.358574</text:p>
          </table:table-cell>
          <table:table-cell office:value-type="float" office:value="28602.022212" calcext:value-type="float">
            <text:p>28602.0222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2.870566" calcext:value-type="float">
            <text:p>112.870566</text:p>
          </table:table-cell>
          <table:table-cell office:value-type="float" office:value="665.961579" calcext:value-type="float">
            <text:p>665.961579</text:p>
          </table:table-cell>
          <table:table-cell office:value-type="float" office:value="14861.579984" calcext:value-type="float">
            <text:p>14861.5799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.482349" calcext:value-type="float">
            <text:p>56.482349</text:p>
          </table:table-cell>
          <table:table-cell office:value-type="float" office:value="277.085974" calcext:value-type="float">
            <text:p>277.085974</text:p>
          </table:table-cell>
          <table:table-cell office:value-type="float" office:value="6967.646186" calcext:value-type="float">
            <text:p>6967.6461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.621415" calcext:value-type="float">
            <text:p>32.621415</text:p>
          </table:table-cell>
          <table:table-cell office:value-type="float" office:value="157.980935" calcext:value-type="float">
            <text:p>157.980935</text:p>
          </table:table-cell>
          <table:table-cell office:value-type="float" office:value="3618.733899" calcext:value-type="float">
            <text:p>3618.73389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.178149" calcext:value-type="float">
            <text:p>16.178149</text:p>
          </table:table-cell>
          <table:table-cell office:value-type="float" office:value="79.115864" calcext:value-type="float">
            <text:p>79.115864</text:p>
          </table:table-cell>
          <table:table-cell office:value-type="float" office:value="1876.738679" calcext:value-type="float">
            <text:p>1876.73867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.36576" calcext:value-type="float">
            <text:p>8.36576</text:p>
          </table:table-cell>
          <table:table-cell office:value-type="float" office:value="41.026965" calcext:value-type="float">
            <text:p>41.026965</text:p>
          </table:table-cell>
          <table:table-cell office:value-type="float" office:value="909.478331" calcext:value-type="float">
            <text:p>909.47833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.724612" calcext:value-type="float">
            <text:p>4.724612</text:p>
          </table:table-cell>
          <table:table-cell office:value-type="float" office:value="23.363057" calcext:value-type="float">
            <text:p>23.363057</text:p>
          </table:table-cell>
          <table:table-cell office:value-type="float" office:value="463.417564" calcext:value-type="float">
            <text:p>463.41756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.905487" calcext:value-type="float">
            <text:p>2.905487</text:p>
          </table:table-cell>
          <table:table-cell office:value-type="float" office:value="13.439511" calcext:value-type="float">
            <text:p>13.439511</text:p>
          </table:table-cell>
          <table:table-cell office:value-type="float" office:value="241.2512" calcext:value-type="float">
            <text:p>241.251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.965969" calcext:value-type="float">
            <text:p>1.965969</text:p>
          </table:table-cell>
          <table:table-cell office:value-type="float" office:value="7.627506" calcext:value-type="float">
            <text:p>7.627506</text:p>
          </table:table-cell>
          <table:table-cell office:value-type="float" office:value="113.261194" calcext:value-type="float">
            <text:p>113.26119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.14572" calcext:value-type="float">
            <text:p>1.14572</text:p>
          </table:table-cell>
          <table:table-cell office:value-type="float" office:value="3.952891" calcext:value-type="float">
            <text:p>3.952891</text:p>
          </table:table-cell>
          <table:table-cell office:value-type="float" office:value="73.666115" calcext:value-type="float">
            <text:p>73.66611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73161" calcext:value-type="float">
            <text:p>0.73161</text:p>
          </table:table-cell>
          <table:table-cell office:value-type="float" office:value="2.097122" calcext:value-type="float">
            <text:p>2.097122</text:p>
          </table:table-cell>
          <table:table-cell office:value-type="float" office:value="53.776944" calcext:value-type="float">
            <text:p>53.776944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676006" calcext:value-type="float">
            <text:p>0.676006</text:p>
          </table:table-cell>
          <table:table-cell office:value-type="float" office:value="1.585279" calcext:value-type="float">
            <text:p>1.585279</text:p>
          </table:table-cell>
          <table:table-cell office:value-type="float" office:value="35.950194" calcext:value-type="float">
            <text:p>35.950194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525215" calcext:value-type="float">
            <text:p>0.525215</text:p>
          </table:table-cell>
          <table:table-cell office:value-type="float" office:value="1.210977" calcext:value-type="float">
            <text:p>1.210977</text:p>
          </table:table-cell>
          <table:table-cell office:value-type="float" office:value="27.260256" calcext:value-type="float">
            <text:p>27.26025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418506" calcext:value-type="float">
            <text:p>0.418506</text:p>
          </table:table-cell>
          <table:table-cell office:value-type="float" office:value="0.893624" calcext:value-type="float">
            <text:p>0.893624</text:p>
          </table:table-cell>
          <table:table-cell office:value-type="float" office:value="23.313405" calcext:value-type="float">
            <text:p>23.313405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374605" calcext:value-type="float">
            <text:p>0.374605</text:p>
          </table:table-cell>
          <table:table-cell office:value-type="float" office:value="0.768436" calcext:value-type="float">
            <text:p>0.768436</text:p>
          </table:table-cell>
          <table:table-cell office:value-type="float" office:value="20.927263" calcext:value-type="float">
            <text:p>20.927263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287254" calcext:value-type="float">
            <text:p>0.287254</text:p>
          </table:table-cell>
          <table:table-cell office:value-type="float" office:value="0.548179" calcext:value-type="float">
            <text:p>0.548179</text:p>
          </table:table-cell>
          <table:table-cell office:value-type="float" office:value="21.212973" calcext:value-type="float">
            <text:p>21.212973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278244" calcext:value-type="float">
            <text:p>0.278244</text:p>
          </table:table-cell>
          <table:table-cell office:value-type="float" office:value="0.526746" calcext:value-type="float">
            <text:p>0.526746</text:p>
          </table:table-cell>
          <table:table-cell office:value-type="float" office:value="19.416541" calcext:value-type="float">
            <text:p>19.41654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299567" calcext:value-type="float">
            <text:p>0.299567</text:p>
          </table:table-cell>
          <table:table-cell office:value-type="float" office:value="0.497602" calcext:value-type="float">
            <text:p>0.497602</text:p>
          </table:table-cell>
          <table:table-cell office:value-type="float" office:value="18.513957" calcext:value-type="float">
            <text:p>18.513957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286771" calcext:value-type="float">
            <text:p>0.286771</text:p>
          </table:table-cell>
          <table:table-cell office:value-type="float" office:value="0.480604" calcext:value-type="float">
            <text:p>0.480604</text:p>
          </table:table-cell>
          <table:table-cell office:value-type="float" office:value="18.139999" calcext:value-type="float">
            <text:p>18.139999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27811" calcext:value-type="float">
            <text:p>0.27811</text:p>
          </table:table-cell>
          <table:table-cell office:value-type="float" office:value="0.413382" calcext:value-type="float">
            <text:p>0.413382</text:p>
          </table:table-cell>
          <table:table-cell office:value-type="float" office:value="17.927899" calcext:value-type="float">
            <text:p>17.9278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8T18:43:24.371308861</dc:date>
    <meta:editing-duration>PT13M18S</meta:editing-duration>
    <meta:editing-cycles>5</meta:editing-cycles>
    <meta:generator>LibreOffice/5.1.4.2$Linux_X86_64 LibreOffice_project/10m0$Build-2</meta:generator>
    <meta:document-statistic meta:table-count="1" meta:cell-count="8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interval-maj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81cm" svg:y="3.703cm" style:legend-expansion="high" chart:style-name="ch2"/>
        <chart:plot-area chart:style-name="ch3" table:cell-range-address="p1_core.A1:p1_core.D22" chart:data-source-has-labels="row" svg:x="0.32cm" svg:y="0.18cm" svg:width="11.741cm" svg:height="8.64cm">
          <chartooo:coordinate-region svg:x="1.047cm" svg:y="0.379cm" svg:width="9.544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1_core.B2:p1_core.B22" chart:label-cell-address="p1_core.B1:p1_core.B1" chart:class="chart:scatter">
            <chart:domain table:cell-range-address="p1_core.A2:p1_core.A22"/>
            <chart:data-point chart:repeated="21"/>
          </chart:series>
          <chart:series chart:style-name="ch8" chart:values-cell-range-address="p1_core.C2:p1_core.C22" chart:label-cell-address="p1_core.C1:p1_core.C1" chart:class="chart:scatter">
            <chart:data-point chart:repeated="21"/>
          </chart:series>
          <chart:series chart:style-name="ch9" chart:values-cell-range-address="p1_core.D2:p1_core.D22" chart:label-cell-address="p1_core.D1:p1_core.D1" chart:class="chart:scatte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ame Socket</text:p>
                <draw:g>
                  <svg:desc>p1_core.B1:p1_core.B1</svg:desc>
                </draw:g>
              </table:table-cell>
              <table:table-cell office:value-type="string">
                <text:p>Socket-Socket</text:p>
                <draw:g>
                  <svg:desc>p1_core.C1:p1_core.C1</svg:desc>
                </draw:g>
              </table:table-cell>
              <table:table-cell office:value-type="string">
                <text:p>Node-Node</text:p>
                <draw:g>
                  <svg:desc>p1_core.D1:p1_core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1_core.A2:p1_core.A22</svg:desc>
                </draw:g>
              </table:table-cell>
              <table:table-cell office:value-type="float" office:value="419.739081">
                <text:p>419.739081</text:p>
                <draw:g>
                  <svg:desc>p1_core.B2:p1_core.B22</svg:desc>
                </draw:g>
              </table:table-cell>
              <table:table-cell office:value-type="float" office:value="4486.726539">
                <text:p>4486.726539</text:p>
                <draw:g>
                  <svg:desc>p1_core.C2:p1_core.C22</svg:desc>
                </draw:g>
              </table:table-cell>
              <table:table-cell office:value-type="float" office:value="62125.967816">
                <text:p>62125.967816</text:p>
                <draw:g>
                  <svg:desc>p1_core.D2:p1_core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09.796781">
                <text:p>209.796781</text:p>
              </table:table-cell>
              <table:table-cell office:value-type="float" office:value="1569.358574">
                <text:p>1569.358574</text:p>
              </table:table-cell>
              <table:table-cell office:value-type="float" office:value="28602.022212">
                <text:p>28602.0222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12.870566">
                <text:p>112.870566</text:p>
              </table:table-cell>
              <table:table-cell office:value-type="float" office:value="665.961579">
                <text:p>665.961579</text:p>
              </table:table-cell>
              <table:table-cell office:value-type="float" office:value="14861.579984">
                <text:p>14861.5799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56.482349">
                <text:p>56.482349</text:p>
              </table:table-cell>
              <table:table-cell office:value-type="float" office:value="277.085974">
                <text:p>277.085974</text:p>
              </table:table-cell>
              <table:table-cell office:value-type="float" office:value="6967.646186">
                <text:p>6967.6461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32.621415">
                <text:p>32.621415</text:p>
              </table:table-cell>
              <table:table-cell office:value-type="float" office:value="157.980935">
                <text:p>157.980935</text:p>
              </table:table-cell>
              <table:table-cell office:value-type="float" office:value="3618.733899">
                <text:p>3618.7338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6.178149">
                <text:p>16.178149</text:p>
              </table:table-cell>
              <table:table-cell office:value-type="float" office:value="79.115864">
                <text:p>79.115864</text:p>
              </table:table-cell>
              <table:table-cell office:value-type="float" office:value="1876.738679">
                <text:p>1876.7386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8.36576">
                <text:p>8.36576</text:p>
              </table:table-cell>
              <table:table-cell office:value-type="float" office:value="41.026965">
                <text:p>41.026965</text:p>
              </table:table-cell>
              <table:table-cell office:value-type="float" office:value="909.478331">
                <text:p>909.4783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4.724612">
                <text:p>4.724612</text:p>
              </table:table-cell>
              <table:table-cell office:value-type="float" office:value="23.363057">
                <text:p>23.363057</text:p>
              </table:table-cell>
              <table:table-cell office:value-type="float" office:value="463.417564">
                <text:p>463.4175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2.905487">
                <text:p>2.905487</text:p>
              </table:table-cell>
              <table:table-cell office:value-type="float" office:value="13.439511">
                <text:p>13.439511</text:p>
              </table:table-cell>
              <table:table-cell office:value-type="float" office:value="241.2512">
                <text:p>241.25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1.965969">
                <text:p>1.965969</text:p>
              </table:table-cell>
              <table:table-cell office:value-type="float" office:value="7.627506">
                <text:p>7.627506</text:p>
              </table:table-cell>
              <table:table-cell office:value-type="float" office:value="113.261194">
                <text:p>113.2611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1.14572">
                <text:p>1.14572</text:p>
              </table:table-cell>
              <table:table-cell office:value-type="float" office:value="3.952891">
                <text:p>3.952891</text:p>
              </table:table-cell>
              <table:table-cell office:value-type="float" office:value="73.666115">
                <text:p>73.6661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0.73161">
                <text:p>0.73161</text:p>
              </table:table-cell>
              <table:table-cell office:value-type="float" office:value="2.097122">
                <text:p>2.097122</text:p>
              </table:table-cell>
              <table:table-cell office:value-type="float" office:value="53.776944">
                <text:p>53.7769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0.676006">
                <text:p>0.676006</text:p>
              </table:table-cell>
              <table:table-cell office:value-type="float" office:value="1.585279">
                <text:p>1.585279</text:p>
              </table:table-cell>
              <table:table-cell office:value-type="float" office:value="35.950194">
                <text:p>35.9501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0.525215">
                <text:p>0.525215</text:p>
              </table:table-cell>
              <table:table-cell office:value-type="float" office:value="1.210977">
                <text:p>1.210977</text:p>
              </table:table-cell>
              <table:table-cell office:value-type="float" office:value="27.260256">
                <text:p>27.2602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0.418506">
                <text:p>0.418506</text:p>
              </table:table-cell>
              <table:table-cell office:value-type="float" office:value="0.893624">
                <text:p>0.893624</text:p>
              </table:table-cell>
              <table:table-cell office:value-type="float" office:value="23.313405">
                <text:p>23.3134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">
                <text:p>32768</text:p>
              </table:table-cell>
              <table:table-cell office:value-type="float" office:value="0.374605">
                <text:p>0.374605</text:p>
              </table:table-cell>
              <table:table-cell office:value-type="float" office:value="0.768436">
                <text:p>0.768436</text:p>
              </table:table-cell>
              <table:table-cell office:value-type="float" office:value="20.927263">
                <text:p>20.9272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536">
                <text:p>65536</text:p>
              </table:table-cell>
              <table:table-cell office:value-type="float" office:value="0.287254">
                <text:p>0.287254</text:p>
              </table:table-cell>
              <table:table-cell office:value-type="float" office:value="0.548179">
                <text:p>0.548179</text:p>
              </table:table-cell>
              <table:table-cell office:value-type="float" office:value="21.212973">
                <text:p>21.2129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1072">
                <text:p>131072</text:p>
              </table:table-cell>
              <table:table-cell office:value-type="float" office:value="0.278244">
                <text:p>0.278244</text:p>
              </table:table-cell>
              <table:table-cell office:value-type="float" office:value="0.526746">
                <text:p>0.526746</text:p>
              </table:table-cell>
              <table:table-cell office:value-type="float" office:value="19.416541">
                <text:p>19.4165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2144">
                <text:p>262144</text:p>
              </table:table-cell>
              <table:table-cell office:value-type="float" office:value="0.299567">
                <text:p>0.299567</text:p>
              </table:table-cell>
              <table:table-cell office:value-type="float" office:value="0.497602">
                <text:p>0.497602</text:p>
              </table:table-cell>
              <table:table-cell office:value-type="float" office:value="18.513957">
                <text:p>18.5139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4288">
                <text:p>524288</text:p>
              </table:table-cell>
              <table:table-cell office:value-type="float" office:value="0.286771">
                <text:p>0.286771</text:p>
              </table:table-cell>
              <table:table-cell office:value-type="float" office:value="0.480604">
                <text:p>0.480604</text:p>
              </table:table-cell>
              <table:table-cell office:value-type="float" office:value="18.139999">
                <text:p>18.1399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48576">
                <text:p>1048576</text:p>
              </table:table-cell>
              <table:table-cell office:value-type="float" office:value="0.27811">
                <text:p>0.27811</text:p>
              </table:table-cell>
              <table:table-cell office:value-type="float" office:value="0.413382">
                <text:p>0.413382</text:p>
              </table:table-cell>
              <table:table-cell office:value-type="float" office:value="17.927899">
                <text:p>17.9278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